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"/>
    <style:font-face style:name="Lohit Devanagari1" svg:font-family="'Lohit Devanagari'"/>
    <style:font-face style:name="SFMono-Regular2" svg:font-family="SFMono-Regular, Consolas"/>
    <style:font-face style:name="SFMono-Regular1" svg:font-family="SFMono-Regular, Consolas, 'Liberation Mono', Menlo, Courier, monospace"/>
    <style:font-face style:name="monospace1" svg:font-family="monospace"/>
    <style:font-face style:name="monospace" svg:font-family="monospace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roid Sans Mono1" svg:font-family="'Droid Sans Mono', monospace" style:font-pitch="variable"/>
    <style:font-face style:name="Liberation Serif3" svg:font-family="'Liberation Serif'" style:font-pitch="variable"/>
    <style:font-face style:name="Liberation Serif1" svg:font-family="'Liberation Serif', 'Times New Roman'" style:font-pitch="variable"/>
    <style:font-face style:name="Lohit Devanagari3" svg:font-family="'Lohit Devanagari'" style:font-pitch="variable"/>
    <style:font-face style:name="Noto Sans CJK SC" svg:font-family="'Noto Sans CJK SC'" style:font-pitch="variable"/>
    <style:font-face style:name="SFMono-Regular" svg:font-family="SFMono-Regular, Consolas" style:font-pitch="variable"/>
    <style:font-face style:name="monospace2" svg:font-family="monospace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2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none" officeooo:rsid="001a33f9" officeooo:paragraph-rsid="001a33f9"/>
    </style:style>
    <style:style style:name="P2" style:family="paragraph" style:parent-style-name="Preformatted_20_Text">
      <style:text-properties style:text-underline-style="none" officeooo:rsid="000fe793" officeooo:paragraph-rsid="001a33f9"/>
    </style:style>
    <style:style style:name="P3" style:family="paragraph" style:parent-style-name="Preformatted_20_Text">
      <style:text-properties style:font-name="Liberation Serif" fo:font-size="12pt" style:text-underline-style="none" officeooo:rsid="001aa9ec" officeooo:paragraph-rsid="001aa9ec" style:font-size-asian="12pt" style:font-size-complex="12pt"/>
    </style:style>
    <style:style style:name="P4" style:family="paragraph" style:parent-style-name="Preformatted_20_Text">
      <style:text-properties style:font-name="Liberation Serif" fo:font-size="12pt" style:text-underline-style="none" officeooo:rsid="001aa9ec" officeooo:paragraph-rsid="00204fdd" style:font-size-asian="12pt" style:font-size-complex="12pt"/>
    </style:style>
    <style:style style:name="P5" style:family="paragraph" style:parent-style-name="Preformatted_20_Text">
      <style:text-properties style:font-name="Liberation Serif" fo:font-size="12pt" style:text-underline-style="none" officeooo:rsid="001aa9ec" officeooo:paragraph-rsid="002415d3" style:font-size-asian="12pt" style:font-size-complex="12pt"/>
    </style:style>
    <style:style style:name="P6" style:family="paragraph" style:parent-style-name="Preformatted_20_Text">
      <style:text-properties style:font-name="Liberation Serif" fo:font-size="12pt" style:text-underline-style="none" officeooo:rsid="001aa9ec" officeooo:paragraph-rsid="003fd6ca" style:font-size-asian="12pt" style:font-size-complex="12pt"/>
    </style:style>
    <style:style style:name="P7" style:family="paragraph" style:parent-style-name="Preformatted_20_Text">
      <style:text-properties style:font-name="Liberation Serif" fo:font-size="12pt" style:text-underline-style="none" officeooo:rsid="00204fdd" officeooo:paragraph-rsid="00204fdd" style:font-size-asian="12pt" style:font-size-complex="12pt"/>
    </style:style>
    <style:style style:name="P8" style:family="paragraph" style:parent-style-name="Preformatted_20_Text">
      <style:text-properties style:font-name="Liberation Serif" fo:font-size="12pt" style:text-underline-style="none" officeooo:rsid="002415d3" officeooo:paragraph-rsid="002415d3" style:font-size-asian="12pt" style:font-size-complex="12pt"/>
    </style:style>
    <style:style style:name="P9" style:family="paragraph" style:parent-style-name="Preformatted_20_Text">
      <style:text-properties style:font-name="Liberation Serif" fo:font-size="12pt" style:text-underline-style="none" officeooo:rsid="0025cecf" officeooo:paragraph-rsid="0025cecf" style:font-size-asian="12pt" style:font-size-complex="12pt"/>
    </style:style>
    <style:style style:name="P10" style:family="paragraph" style:parent-style-name="Preformatted_20_Text">
      <style:text-properties style:font-name="Liberation Serif" fo:font-size="12pt" style:text-underline-style="none" officeooo:rsid="0027a37f" officeooo:paragraph-rsid="0027a37f" style:font-size-asian="12pt" style:font-size-complex="12pt"/>
    </style:style>
    <style:style style:name="P11" style:family="paragraph" style:parent-style-name="Preformatted_20_Text">
      <style:text-properties style:font-name="Liberation Serif" fo:font-size="12pt" style:text-underline-style="none" officeooo:rsid="002a42e7" officeooo:paragraph-rsid="002a42e7" style:font-size-asian="12pt" style:font-size-complex="12pt"/>
    </style:style>
    <style:style style:name="P12" style:family="paragraph" style:parent-style-name="Preformatted_20_Text">
      <style:text-properties style:font-name="Liberation Serif" fo:font-size="12pt" style:text-underline-style="none" officeooo:rsid="001de920" officeooo:paragraph-rsid="004332a7" style:font-size-asian="12pt" style:font-size-complex="12pt"/>
    </style:style>
    <style:style style:name="P13" style:family="paragraph" style:parent-style-name="Preformatted_20_Text">
      <style:text-properties style:font-name="Liberation Serif" fo:font-size="12pt" style:text-underline-style="none" fo:font-weight="normal" officeooo:rsid="002b9702" officeooo:paragraph-rsid="002b9702" style:font-size-asian="10.5pt" style:font-weight-asian="normal" style:font-size-complex="12pt" style:font-weight-complex="normal"/>
    </style:style>
    <style:style style:name="P14" style:family="paragraph" style:parent-style-name="Preformatted_20_Text">
      <style:text-properties style:font-name="Liberation Serif" fo:font-size="12pt" style:text-underline-style="none" fo:font-weight="normal" officeooo:rsid="001c1f16" officeooo:paragraph-rsid="001aa9ec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style:font-name="Liberation Serif" fo:font-size="12pt" style:text-underline-style="none" fo:font-weight="normal" officeooo:rsid="001de920" officeooo:paragraph-rsid="001de920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style:font-name="Liberation Serif" fo:font-size="12pt" style:text-underline-style="none" fo:font-weight="normal" officeooo:rsid="002415d3" officeooo:paragraph-rsid="002415d3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style:font-name="Liberation Serif" fo:font-size="16pt" style:text-underline-style="none" fo:font-weight="bold" officeooo:rsid="002b9702" officeooo:paragraph-rsid="002b9702" style:font-size-asian="16pt" style:font-weight-asian="bold" style:font-size-complex="16pt" style:font-weight-complex="bold"/>
    </style:style>
    <style:style style:name="P18" style:family="paragraph" style:parent-style-name="Standard">
      <style:text-properties officeooo:rsid="000fe793" officeooo:paragraph-rsid="000fe793"/>
    </style:style>
    <style:style style:name="P19" style:family="paragraph" style:parent-style-name="Standard">
      <style:text-properties style:text-underline-style="none" officeooo:rsid="000fe793" officeooo:paragraph-rsid="000fe793"/>
    </style:style>
    <style:style style:name="P20" style:family="paragraph" style:parent-style-name="Standard">
      <style:text-properties style:text-underline-style="none" officeooo:rsid="00181086" officeooo:paragraph-rsid="00181086"/>
    </style:style>
    <style:style style:name="P21" style:family="paragraph" style:parent-style-name="Standard">
      <style:text-properties style:text-underline-style="none" fo:font-weight="bold" officeooo:rsid="0018d757" officeooo:paragraph-rsid="0018d757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a33f9" officeooo:paragraph-rsid="001a33f9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1a2b4a" officeooo:paragraph-rsid="001a2b4a" style:font-weight-asian="normal" style:font-weight-complex="normal"/>
    </style:style>
    <style:style style:name="P24" style:family="paragraph" style:parent-style-name="Standard">
      <style:text-properties style:text-underline-style="none" officeooo:rsid="001a33f9" officeooo:paragraph-rsid="001a33f9"/>
    </style:style>
    <style:style style:name="P25" style:family="paragraph" style:parent-style-name="Standard">
      <style:text-properties style:text-underline-style="none" officeooo:rsid="002d3db0" officeooo:paragraph-rsid="002d3db0"/>
    </style:style>
    <style:style style:name="P26" style:family="paragraph" style:parent-style-name="Standard">
      <style:text-properties style:text-underline-style="none" officeooo:rsid="0030a024" officeooo:paragraph-rsid="0030a024"/>
    </style:style>
    <style:style style:name="P27" style:family="paragraph" style:parent-style-name="Standard">
      <style:text-properties officeooo:rsid="0010f6e4" officeooo:paragraph-rsid="0010f6e4"/>
    </style:style>
    <style:style style:name="P28" style:family="paragraph" style:parent-style-name="Standard">
      <style:paragraph-properties fo:text-align="center" style:justify-single-word="false"/>
      <style:text-properties fo:font-size="26pt" officeooo:rsid="0010f6e4" officeooo:paragraph-rsid="0010f6e4" style:font-size-asian="26pt" style:font-size-complex="26pt"/>
    </style:style>
    <style:style style:name="P29" style:family="paragraph" style:parent-style-name="Standard">
      <style:text-properties officeooo:rsid="00113de8" officeooo:paragraph-rsid="00113de8"/>
    </style:style>
    <style:style style:name="P30" style:family="paragraph" style:parent-style-name="Standard">
      <style:text-properties officeooo:rsid="001259b4" officeooo:paragraph-rsid="001259b4"/>
    </style:style>
    <style:style style:name="P31" style:family="paragraph" style:parent-style-name="Standard">
      <style:text-properties officeooo:rsid="0013670b" officeooo:paragraph-rsid="0013670b"/>
    </style:style>
    <style:style style:name="P32" style:family="paragraph" style:parent-style-name="Standard">
      <style:text-properties officeooo:rsid="00154bf8" officeooo:paragraph-rsid="00154bf8"/>
    </style:style>
    <style:style style:name="P33" style:family="paragraph" style:parent-style-name="Standard">
      <style:text-properties officeooo:rsid="00156e50" officeooo:paragraph-rsid="00156e50"/>
    </style:style>
    <style:style style:name="P34" style:family="paragraph" style:parent-style-name="Standard">
      <style:text-properties style:font-name="Liberation Serif" fo:font-size="12pt" style:text-underline-style="none" officeooo:rsid="000fe793" officeooo:paragraph-rsid="000fe793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fe793" officeooo:paragraph-rsid="000fe793" style:font-size-asian="12pt" style:font-style-asian="normal" style:font-size-complex="12pt" style:font-style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d3db0" officeooo:paragraph-rsid="002d3db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f1fa0" officeooo:paragraph-rsid="002f1fa0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1e9b0" officeooo:paragraph-rsid="0031e9b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1e9b0" officeooo:paragraph-rsid="0038ffb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590f3a" officeooo:paragraph-rsid="00590f3a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78" style:font-name="monospace" fo:font-size="15pt" fo:letter-spacing="normal" fo:font-style="normal" style:text-underline-style="none" fo:font-weight="normal" officeooo:rsid="0031e9b0" officeooo:paragraph-rsid="0031e9b0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1e9b0" officeooo:paragraph-rsid="0030a02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officeooo:rsid="000fe793" officeooo:paragraph-rsid="00156e50"/>
    </style:style>
    <style:style style:name="P44" style:family="paragraph" style:parent-style-name="Standard">
      <style:paragraph-properties fo:text-align="center" style:justify-single-word="false"/>
      <style:text-properties fo:font-size="18pt" fo:font-weight="bold" officeooo:rsid="000fe793" officeooo:paragraph-rsid="000fe793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8pt" fo:font-weight="bold" officeooo:rsid="006107ce" officeooo:paragraph-rsid="006107ce" style:font-size-asian="18pt" style:font-weight-asian="bold" style:font-size-complex="18pt" style:font-weight-complex="bold"/>
    </style:style>
    <style:style style:name="P46" style:family="paragraph" style:parent-style-name="Standard">
      <style:text-properties officeooo:rsid="0010f6e4" officeooo:paragraph-rsid="0010f6e4"/>
    </style:style>
    <style:style style:name="P47" style:family="paragraph" style:parent-style-name="Standard">
      <style:text-properties officeooo:rsid="0059e7b2" officeooo:paragraph-rsid="0059e7b2"/>
    </style:style>
    <style:style style:name="P48" style:family="paragraph" style:parent-style-name="Standard">
      <style:paragraph-properties fo:text-align="center" style:justify-single-word="false"/>
      <style:text-properties officeooo:rsid="0059e7b2" officeooo:paragraph-rsid="0059e7b2"/>
    </style:style>
    <style:style style:name="P49" style:family="paragraph" style:parent-style-name="Standard">
      <style:text-properties officeooo:rsid="001259b4" officeooo:paragraph-rsid="001259b4"/>
    </style:style>
    <style:style style:name="P50" style:family="paragraph" style:parent-style-name="Standard">
      <style:text-properties officeooo:rsid="0013670b" officeooo:paragraph-rsid="0013670b"/>
    </style:style>
    <style:style style:name="P51" style:family="paragraph" style:parent-style-name="Standard">
      <style:text-properties officeooo:rsid="00154bf8" officeooo:paragraph-rsid="00154bf8"/>
    </style:style>
    <style:style style:name="P52" style:family="paragraph" style:parent-style-name="Standard">
      <style:text-properties style:text-underline-style="solid" style:text-underline-width="auto" style:text-underline-color="font-color" officeooo:rsid="00154bf8" officeooo:paragraph-rsid="00154bf8"/>
    </style:style>
    <style:style style:name="P53" style:family="paragraph" style:parent-style-name="Standard">
      <style:text-properties officeooo:rsid="00156e50" officeooo:paragraph-rsid="00156e50"/>
    </style:style>
    <style:style style:name="P54" style:family="paragraph" style:parent-style-name="Standard">
      <style:text-properties officeooo:rsid="00156e50" officeooo:paragraph-rsid="00154bf8"/>
    </style:style>
    <style:style style:name="P55" style:family="paragraph" style:parent-style-name="Standard">
      <style:text-properties officeooo:rsid="005fc2d8" officeooo:paragraph-rsid="005fc2d8"/>
    </style:style>
    <style:style style:name="P56" style:family="paragraph" style:parent-style-name="Standard">
      <style:text-properties style:text-underline-style="none" officeooo:rsid="005fc2d8" officeooo:paragraph-rsid="005fc2d8"/>
    </style:style>
    <style:style style:name="P57" style:family="paragraph">
      <style:text-properties style:font-name="F" fo:font-size="12pt"/>
    </style:style>
    <style:style style:name="P58" style:family="paragraph">
      <loext:graphic-properties draw:fill="solid" draw:fill-color="#cccccc"/>
      <style:paragraph-properties style:writing-mode="lr-tb"/>
    </style:style>
    <style:style style:name="P59" style:family="paragraph">
      <style:paragraph-properties style:line-height-at-least="0.503cm"/>
    </style:style>
    <style:style style:name="T1" style:family="text">
      <style:text-properties officeooo:rsid="001367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696c" style:font-weight-asian="bold" style:font-weight-complex="bold"/>
    </style:style>
    <style:style style:name="T4" style:family="text">
      <style:text-properties fo:font-weight="bold" officeooo:rsid="0018d757" style:font-weight-asian="bold" style:font-weight-complex="bold"/>
    </style:style>
    <style:style style:name="T5" style:family="text">
      <style:text-properties fo:font-weight="bold" officeooo:rsid="004332a7" style:font-weight-asian="bold" style:font-weight-complex="bold"/>
    </style:style>
    <style:style style:name="T6" style:family="text">
      <style:text-properties fo:font-weight="bold" officeooo:rsid="0061818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b09d" style:font-weight-asian="normal" style:font-weight-complex="normal"/>
    </style:style>
    <style:style style:name="T9" style:family="text">
      <style:text-properties fo:font-weight="normal" officeooo:rsid="001c1f16" style:font-weight-asian="normal" style:font-weight-complex="normal"/>
    </style:style>
    <style:style style:name="T10" style:family="text">
      <style:text-properties fo:font-weight="normal" officeooo:rsid="001dfaaa" style:font-weight-asian="normal" style:font-weight-complex="normal"/>
    </style:style>
    <style:style style:name="T11" style:family="text">
      <style:text-properties fo:font-weight="normal" officeooo:rsid="001f9e54" style:font-weight-asian="normal" style:font-weight-complex="normal"/>
    </style:style>
    <style:style style:name="T12" style:family="text">
      <style:text-properties fo:font-weight="normal" officeooo:rsid="00413a2f" style:font-weight-asian="normal" style:font-weight-complex="normal"/>
    </style:style>
    <style:style style:name="T13" style:family="text">
      <style:text-properties fo:font-weight="normal" officeooo:rsid="00420e86" style:font-weight-asian="normal" style:font-weight-complex="normal"/>
    </style:style>
    <style:style style:name="T14" style:family="text">
      <style:text-properties fo:font-weight="normal" officeooo:rsid="004332a7" style:font-weight-asian="normal" style:font-weight-complex="normal"/>
    </style:style>
    <style:style style:name="T15" style:family="text">
      <style:text-properties fo:font-weight="normal" officeooo:rsid="004760f2" style:font-weight-asian="normal" style:font-weight-complex="normal"/>
    </style:style>
    <style:style style:name="T16" style:family="text">
      <style:text-properties fo:font-weight="normal" officeooo:rsid="00618188" style:font-weight-asian="normal" style:font-weight-complex="normal"/>
    </style:style>
    <style:style style:name="T17" style:family="text">
      <style:text-properties fo:font-variant="normal" fo:text-transform="none" fo:color="#000000" style:font-name="SFMono-Regular1" fo:font-size="9pt" fo:letter-spacing="normal" fo:font-style="normal" fo:font-weight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bf7b7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325df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31e9b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4ee90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07b6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19521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308ad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58497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5835d2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2c3250" fo:background-color="#ffffff" loext:char-shading-value="0" style:font-size-asian="12pt" style:font-style-asian="normal" style:font-size-complex="12pt" style:font-style-complex="normal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officeooo:rsid="002855d5"/>
    </style:style>
    <style:style style:name="T33" style:family="text">
      <style:text-properties officeooo:rsid="002a42e7"/>
    </style:style>
    <style:style style:name="T34" style:family="text">
      <style:text-properties officeooo:rsid="003b927b"/>
    </style:style>
    <style:style style:name="T35" style:family="text">
      <style:text-properties officeooo:rsid="003d4959"/>
    </style:style>
    <style:style style:name="T36" style:family="text">
      <style:text-properties officeooo:rsid="003e7d17"/>
    </style:style>
    <style:style style:name="T37" style:family="text">
      <style:text-properties officeooo:rsid="00413a2f"/>
    </style:style>
    <style:style style:name="T38" style:family="text">
      <style:text-properties officeooo:rsid="0044d689"/>
    </style:style>
    <style:style style:name="T39" style:family="text">
      <style:text-properties officeooo:rsid="0044ef38"/>
    </style:style>
    <style:style style:name="T40" style:family="text">
      <style:text-properties officeooo:rsid="0046a093"/>
    </style:style>
    <style:style style:name="T41" style:family="text">
      <style:text-properties officeooo:rsid="0048fc86"/>
    </style:style>
    <style:style style:name="T42" style:family="text">
      <style:text-properties officeooo:rsid="004b01cb"/>
    </style:style>
    <style:style style:name="T43" style:family="text">
      <style:text-properties officeooo:rsid="004d2175"/>
    </style:style>
    <style:style style:name="T44" style:family="text">
      <style:text-properties officeooo:rsid="004ee900"/>
    </style:style>
    <style:style style:name="T45" style:family="text">
      <style:text-properties officeooo:rsid="0059e7b2"/>
    </style:style>
    <style:style style:name="T46" style:family="text">
      <style:text-properties officeooo:rsid="005bb0e7"/>
    </style:style>
    <style:style style:name="T47" style:family="text">
      <style:text-properties officeooo:rsid="005de2d1"/>
    </style:style>
    <style:style style:name="T48" style:family="text">
      <style:text-properties officeooo:rsid="005ea7cc"/>
    </style:style>
    <style:style style:name="T49" style:family="text">
      <style:text-properties officeooo:rsid="00618188"/>
    </style:style>
    <style:style style:name="T50" style:family="text">
      <style:text-properties fo:color="#c9211e" style:font-name="SFMono-Regular2" fo:font-size="9pt" style:font-name-complex="SFMono-Regular2"/>
    </style:style>
    <style:style style:name="T51" style:family="text">
      <style:text-properties fo:color="#c9211e" style:font-name="SFMono-Regular2" fo:font-size="9pt" style:font-name-complex="SFMono-Regular2" style:font-size-complex="15pt"/>
    </style:style>
    <style:style style:name="T52" style:family="text">
      <style:text-properties fo:color="#d4d4d4" style:font-name="Droid Sans Mono" fo:font-size="12pt" style:font-name-complex="Droid Sans Mono" style:font-size-complex="10.5pt"/>
    </style:style>
    <style:style style:name="T53" style:family="text">
      <style:text-properties fo:color="#c9211e" style:font-name="Droid Sans Mono" fo:font-size="12pt" style:font-name-complex="Droid Sans Mono" style:font-size-complex="10.5pt"/>
    </style:style>
    <style:style style:name="gr1" style:family="graphic">
      <style:graphic-properties draw:stroke="none" svg:stroke-color="#000000" draw:fill="solid" draw:fill-color="#cccccc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cccccc" fo:min-height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cccccc" fo:min-height="2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cccccc" fo:min-height="11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8">PEC1 Desarrollo de una web</text:p>
      <text:p text:style-name="Standard"/>
      <text:p text:style-name="Standard"/>
      <text:p text:style-name="P18"/>
      <text:p text:style-name="P44">Estructura de directorio<text:span text:style-name="T45">s</text:span> y archivos:</text:p>
      <text:p text:style-name="P18"/>
      <text:p text:style-name="P27"/>
      <text:p text:style-name="P27">index.html</text:p>
      <text:p text:style-name="P27">categorias.html</text:p>
      <text:p text:style-name="P27">enlaces.html</text:p>
      <text:p text:style-name="P27">detalle.html</text:p>
      <text:p text:style-name="P27">presentacion.html</text:p>
      <text:p text:style-name="P27"/>
      <text:p text:style-name="P29">package.json</text:p>
      <text:p text:style-name="P29"/>
      <text:p text:style-name="P29"/>
      <text:p text:style-name="P29"/>
      <text:p text:style-name="P27"/>
      <text:p text:style-name="P27">carpeta IMG <text:s/>==&gt; <text:s/>Carpeta de imágenes</text:p>
      <text:p text:style-name="P27">carpeta CSS ==&gt; Carpeta de estilos</text:p>
      <text:p text:style-name="P27">carpeta JS ==&gt; Carpeta de documentos JavaScript</text:p>
      <text:p text:style-name="P27"/>
      <text:p text:style-name="P48"/>
      <text:p text:style-name="P45">Desarrollo del proyecto</text:p>
      <text:p text:style-name="P27"/>
      <text:p text:style-name="P30"/>
      <text:p text:style-name="P30"><text:span text:style-name="T16">IDE para realizar el proyecto:</text:span><text:span text:style-name="T49"> </text:span><text:s/><text:span text:style-name="T2">VisualCode.</text:span></text:p>
      <text:p text:style-name="P30"/>
      <text:p text:style-name="P47"><text:span text:style-name="T2">El gestor de paquetes</text:span> <text:span text:style-name="T47">utilizado </text:span>es <text:span text:style-name="T2">NPM</text:span> con la versión: </text:p>
      <text:p text:style-name="P47"/>
      <text:p text:style-name="P47"/>
      <text:p text:style-name="P47"><draw:frame text:anchor-type="paragraph" draw:z-index="8" draw:name="Forma2_6" draw:style-name="gr1" draw:text-style-name="P58" svg:width="18.283cm" svg:height="1.403cm" svg:x="-0.496cm" svg:y="0.157cm"><draw:text-box><text:p/><text:p text:style-name="P57"><text:span text:style-name="T50"><text:tab/></text:span><text:span text:style-name="T50">npm -v <text:s/>= <text:s text:c="2"/>v7.7.4</text:span></text:p></draw:text-box></draw:frame></text:p>
      <text:p text:style-name="P30"/>
      <text:p text:style-name="P30">node -v <text:s/><text:span text:style-name="T1">= <text:s/>v10.19.0</text:span></text:p>
      <text:p text:style-name="P30"/>
      <text:p text:style-name="P30"/>
      <text:p text:style-name="P47">y <text:span text:style-name="T2">node</text:span> con la versión:</text:p>
      <text:p text:style-name="P31"/>
      <text:p text:style-name="P31"><draw:frame text:anchor-type="paragraph" draw:z-index="9" draw:name="Forma2_7" draw:style-name="gr1" draw:text-style-name="P58" svg:width="18.283cm" svg:height="1.403cm" svg:x="-0.496cm" svg:y="0.157cm"><draw:text-box><text:p/><text:p text:style-name="P57"><text:span text:style-name="T50"><text:tab/></text:span><text:span text:style-name="T50">node -v <text:s/>= <text:s text:c="2"/>v10.19.0</text:span></text:p></draw:text-box></draw:frame></text:p>
      <text:p text:style-name="P31"/>
      <text:p text:style-name="P31"/>
      <text:p text:style-name="P32"/>
      <text:p text:style-name="P52"/>
      <text:p text:style-name="P32"/>
      <text:p text:style-name="P32"/>
      <text:p text:style-name="P32"/>
      <text:p text:style-name="P32"/>
      <text:p text:style-name="P32"><text:soft-page-break/></text:p>
      <text:p text:style-name="P32"><text:span text:style-name="T34">Creamos</text:span> un <text:span text:style-name="T2">package.json</text:span> mediante el comando <text:span text:style-name="T48">(</text:span>en el terminal de V<text:span text:style-name="T46">isualCode</text:span><text:span text:style-name="T48">)</text:span>:</text:p>
      <text:p text:style-name="P54"/>
      <text:p text:style-name="P33"/>
      <text:p text:style-name="P33"><draw:frame text:anchor-type="paragraph" draw:z-index="10" draw:name="Forma2_8" draw:style-name="gr1" draw:text-style-name="P58" svg:width="18.283cm" svg:height="1.403cm" svg:x="-0.496cm" svg:y="0.157cm"><draw:text-box><text:p/><text:p text:style-name="P57"><text:span text:style-name="T50"><text:tab/></text:span><text:span text:style-name="T50">npm init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55">Si editamos el fichero <text:span text:style-name="T2">package.json</text:span> de nuestro proyecto:</text:p>
      <text:p text:style-name="P33"/>
      <text:p text:style-name="P43"/>
      <text:p text:style-name="P19"><draw:frame text:anchor-type="paragraph" draw:z-index="1" draw:name="Forma1" draw:style-name="gr4" draw:text-style-name="P58" svg:width="18.199cm" svg:height="11.067cm" svg:x="-0.522cm" svg:y="0.212cm"><draw:text-box><text:p/><text:p><text:span text:style-name="T52"/></text:p><text:p><text:span text:style-name="T52"/></text:p><text:p><text:span text:style-name="T53">{</text:span></text:p><text:p text:style-name="P59"><text:span text:style-name="T53"><text:tab/></text:span><text:span text:style-name="T53">"name": "pec1-herramientas_html_css_1",</text:span></text:p><text:p text:style-name="P59"><text:span text:style-name="T53"><text:tab/></text:span><text:span text:style-name="T53">"version": "1.0.0",</text:span></text:p><text:p text:style-name="P59"><text:span text:style-name="T53"><text:tab/></text:span><text:span text:style-name="T53">"description": "desarrollo de una web",</text:span></text:p><text:p text:style-name="P59"><text:span text:style-name="T53"><text:tab/></text:span><text:span text:style-name="T53">"main": "index.html",</text:span></text:p><text:p text:style-name="P59"><text:span text:style-name="T53"><text:tab/></text:span><text:span text:style-name="T53">"scripts": {</text:span></text:p><text:p text:style-name="P59"><text:span text:style-name="T53"><text:tab/></text:span><text:span text:style-name="T53"><text:tab/></text:span><text:span text:style-name="T53">"test": "echo \"Error: no test specified\" &amp;&amp; exit 1"</text:span></text:p><text:p text:style-name="P59"><text:span text:style-name="T53"><text:tab/></text:span><text:span text:style-name="T53">},</text:span></text:p><text:p text:style-name="P59"><text:span text:style-name="T53"><text:tab/></text:span><text:span text:style-name="T53">"repository": {</text:span></text:p><text:p text:style-name="P59"><text:span text:style-name="T53"><text:tab/></text:span><text:span text:style-name="T53"><text:tab/></text:span><text:span text:style-name="T53">"type": "git",</text:span></text:p><text:p text:style-name="P59"><text:span text:style-name="T53"><text:tab/></text:span><text:span text:style-name="T53"><text:tab/></text:span><text:span text:style-name="T53">"url": "pec1"</text:span></text:p><text:p text:style-name="P59"><text:span text:style-name="T53"><text:tab/></text:span><text:span text:style-name="T53">},</text:span></text:p><text:p text:style-name="P59"><text:span text:style-name="T53"><text:tab/></text:span><text:span text:style-name="T53">"author": "Oscar del Aguila",</text:span></text:p><text:p text:style-name="P59"><text:span text:style-name="T53"><text:tab/></text:span><text:span text:style-name="T53">"license": "ISC"</text:span></text:p><text:p text:style-name="P59"><text:span text:style-name="T53">}</text:span>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6">A partir de aquí este fichero se irá ampliando mediante dependencias, scripts y distintas configuraciones.</text:p>
      <text:p text:style-name="P19"/>
      <text:p text:style-name="P19"/>
      <text:p text:style-name="P19"/>
      <text:p text:style-name="P20">Un <text:span text:style-name="T2">module bundler</text:span> nos permite automatizar una serie de tareas así como gestionar las dependencias <text:s/>que hemos instalado con el gestor de paquetes, en nuestro caso el <text:span text:style-name="T34">gestor de paquetes es el </text:span><text:span text:style-name="T2">npm</text:span>. <text:span text:style-name="T4">Parcel será nuestro mocule bundler:</text:span></text:p>
      <text:p text:style-name="P21"/>
      <text:p text:style-name="P23">1. En el entorno de desarrollo lanzará el servidor y monitorizará los cambios en los archivos realizados por el desarrollador para refrescarlos aut<text:span text:style-name="T35">o</text:span>máticamente en el navegador.</text:p>
      <text:p text:style-name="P23"/>
      <text:p text:style-name="P23"><text:soft-page-break/>2. Realizará tareas que compilen concatenen y minifiquen las hojas de estilos y los scripts, además de otros procesos de optimización sobre imágenes y demás assets.</text:p>
      <text:p text:style-name="P19"/>
      <text:p text:style-name="P22"><text:span text:style-name="T7">Instalamos Parcel de forma</text:span> local <text:span text:style-name="T7">con el gestor de paquetes npm </text:span><text:span text:style-name="T12">desde el terminal</text:span><text:span text:style-name="T7">:</text:span></text:p>
      <text:p text:style-name="P24"/>
      <text:p text:style-name="P1"><text:span text:style-name="Source_20_Text"><text:span text:style-name="T17"/></text:span></text:p>
      <text:p text:style-name="P1"><draw:frame text:anchor-type="paragraph" draw:z-index="0" draw:name="Forma2" draw:style-name="gr1" draw:text-style-name="P58" svg:width="18.283cm" svg:height="1.403cm" svg:x="-0.496cm" svg:y="0.157cm"><draw:text-box><text:p/><text:p><text:span text:style-name="T50"><text:tab/></text:span><text:span text:style-name="T50">npm install parcel-bundler –save-dev</text:span></text:p></draw:text-box></draw:frame><text:span text:style-name="Source_20_Text"><text:span text:style-name="T17"/></text:span></text:p>
      <text:p text:style-name="P1"><text:span text:style-name="Source_20_Text"><text:span text:style-name="T17"/></text:span></text:p>
      <text:p text:style-name="P1"><text:span text:style-name="Source_20_Text"><text:span text:style-name="T17"/></text:span></text:p>
      <text:p text:style-name="P24"/>
      <text:p text:style-name="P19"/>
      <text:p text:style-name="P2"/>
      <text:p text:style-name="P3"/>
      <text:p text:style-name="P3"/>
      <text:p text:style-name="P3"/>
      <text:p text:style-name="P6">Ejecutamos <text:span text:style-name="T36">el comando </text:span><text:span text:style-name="T37">en el terminal</text:span><text:span text:style-name="T36">: </text:span></text:p>
      <text:p text:style-name="P6"/>
      <text:p text:style-name="P6"/>
      <text:p text:style-name="P6"><draw:frame text:anchor-type="paragraph" draw:z-index="6" draw:name="Forma2_4" draw:style-name="gr1" draw:text-style-name="P58" svg:width="18.283cm" svg:height="1.403cm" svg:x="-0.496cm" svg:y="0.157cm"><draw:text-box><text:p/><text:p><text:span text:style-name="T50"><text:tab/></text:span><text:span text:style-name="T50"><text:tab/></text:span><text:span text:style-name="T50">npm run build</text:span></text:p></draw:text-box></draw:frame></text:p>
      <text:p text:style-name="P6"/>
      <text:p text:style-name="P6"/>
      <text:p text:style-name="P6"/>
      <text:p text:style-name="P3"/>
      <text:p text:style-name="P3">Para ejecutar el script que llama a Parcel y ejecuta las tareas en el entorno de desarrollo.</text:p>
      <text:p text:style-name="P3">Entre otras cosas compila el código de los archivos que encuentra en el directorio de trabajo que es PEC1 y genera un directorio de salida llamado <text:span text:style-name="T2">dist </text:span><text:span text:style-name="T7"><text:s/></text:span><text:span text:style-name="T13">donde</text:span><text:span text:style-name="T7"> guarda el resultado: ficheros de imágenes, HTML, CSS </text:span><text:span text:style-name="T8">y JS</text:span><text:span text:style-name="T7">. </text:span><text:span text:style-name="T9">El fichero index.html </text:span><text:span text:style-name="T13">de este directorio </text:span><text:span text:style-name="T9">contiene rutas a los ficheros generados </text:span><text:span text:style-name="T13">también en este directorio</text:span><text:span text:style-name="T9">.</text:span></text:p>
      <text:p text:style-name="P14"/>
      <text:p text:style-name="P14"/>
      <text:p text:style-name="P12"><text:span text:style-name="T9">P</text:span><text:span text:style-name="T7">arcel genera una nueva versión de archivos listos para el entorno de </text:span><text:span text:style-name="T2">producción, pero no elimina los antiguos </text:span><text:span text:style-name="T5">ocupando espacio en disco indefinidamente</text:span><text:span text:style-name="T7">, esto lo arreglamos realizando la <text:s/>instalación </text:span><text:span text:style-name="T10">de dependencias </text:span><text:span text:style-name="T7"><text:s/></text:span><text:span text:style-name="T3">“npm-ŕun-all” y “rimraf”</text:span><text:span text:style-name="T11"> (</text:span><text:span text:style-name="T14">las</text:span><text:span text:style-name="T11"> dependencias se muestran en el package.json</text:span><text:span text:style-name="T14">) mediante el siguiente comando</text:span><text:span text:style-name="T7">:</text:span></text:p>
      <text:p text:style-name="P15"/>
      <text:p text:style-name="P15"/>
      <text:p text:style-name="P15"/>
      <text:p text:style-name="P14"><draw:frame text:anchor-type="paragraph" draw:z-index="2" draw:name="Forma2_0" draw:style-name="gr1" draw:text-style-name="P58" svg:width="18.283cm" svg:height="1.403cm" svg:x="-0.628cm" svg:y="0.009cm"><draw:text-box><text:p/><text:p><text:span text:style-name="T50"><text:tab/></text:span><text:span text:style-name="T50">npm install --save-dev rimraf npm-run-all</text:span></text:p></draw:text-box></draw:frame></text:p>
      <text:p text:style-name="P3"/>
      <text:p text:style-name="P3"/>
      <text:p text:style-name="P3"/>
      <text:p text:style-name="P3"/>
      <text:p text:style-name="P7"><text:span text:style-name="T39">A</text:span>ñadi<text:span text:style-name="T40">mos</text:span> los siguientes scripts <text:span text:style-name="T38">(“parcel:dev” para el entorno de producción y “parcel:build” para el entorno de desarrollo </text:span><text:span text:style-name="T39">y “clean”</text:span><text:span text:style-name="T38">)</text:span>: </text:p>
      <text:p text:style-name="P7"/>
      <text:p text:style-name="P4"/>
      <text:p text:style-name="P3"><draw:frame text:anchor-type="paragraph" draw:z-index="3" draw:name="Forma2_1" draw:style-name="gr3" draw:text-style-name="P58" svg:width="18.283cm" svg:height="2.005cm" svg:x="-0.628cm" svg:y="0.446cm"><draw:text-box><text:p/><text:p><text:span text:style-name="T50"><text:tab/></text:span><text:span text:style-name="T50">"parcel:dev": "parcel index.html",</text:span></text:p><text:p><text:span text:style-name="T50"><text:tab/></text:span><text:span text:style-name="T50">"parcel:build": "parcel build index.html",</text:span></text:p><text:p><text:span text:style-name="T50"><text:tab/></text:span><text:span text:style-name="T50">"clean": "rimraf dist .cache .cache-loader"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Y finalmente sustituimos la llamada y ejecución de los scripts de <text:span text:style-name="T2">build</text:span> y <text:span text:style-name="T2">dev </text:span><text:span text:style-name="T7">que teníamos </text:span><text:span text:style-name="T2">en el packge.json</text:span><text:span text:style-name="T7"> por estos nuevos </text:span><text:span text:style-name="T15">que llamarán a los scripts anteriores descritos</text:span><text:span text:style-name="T7">:</text:span></text:p>
      <text:p text:style-name="P16"/>
      <text:p text:style-name="P5"/>
      <text:p text:style-name="P3"><draw:frame text:anchor-type="paragraph" draw:z-index="4" draw:name="Forma2_2" draw:style-name="gr3" draw:text-style-name="P58" svg:width="18.283cm" svg:height="2.005cm" svg:x="-0.628cm" svg:y="0.446cm"><draw:text-box><text:p/><text:p><text:span text:style-name="T50"><text:tab/></text:span><text:span text:style-name="T50">"dev": "npm-run-all clean parcel:dev",</text:span></text:p><text:p><text:span text:style-name="T50"><text:tab/></text:span><text:span text:style-name="T50">"build": "npm-run-all clean parcel:build",</text:span></text:p><text:p><text:span text:style-name="T50"/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9">Con todo esto cuando escribimos en nuestro terminal el comando <text:span text:style-name="T2">npm run build </text:span>lo que realizamos es lo siguiente:</text:p>
      <text:p text:style-name="P9"/>
      <text:p text:style-name="P9"><text:span text:style-name="T41">1. </text:span>Ejecuta <text:s/><text:span text:style-name="T41">el script </text:span>“build”: <text:s/>“npm-run-all clean parcel:build”</text:p>
      <text:p text:style-name="P9"/>
      <text:p text:style-name="P10"><text:span text:style-name="T41">2</text:span>. Llama<text:span text:style-name="T41">rá</text:span> a npm-run-all <text:span text:style-name="T33">que ejecutar</text:span><text:span text:style-name="T41">á</text:span><text:span text:style-name="T33"> a </text:span><text:span text:style-name="T2">clean</text:span> (script que se ejecutará y borrará el directorio dist y la caché<text:span text:style-name="T33">)</text:span>.</text:p>
      <text:p text:style-name="P10"/>
      <text:p text:style-name="P10"><text:span text:style-name="T42">3</text:span>. Llama a parcel:build que <text:span text:style-name="T32">hemos</text:span> definido <text:span text:style-name="T32">anteriormente y lo que hace es crear el directorio dist con los nuevos ficheros generados.</text:span></text:p>
      <text:p text:style-name="P10"/>
      <text:p text:style-name="P11"><text:span text:style-name="T43">P</text:span>asará lo mismo cuando en el terminal ejecutamos <text:span text:style-name="T2">npm run dev</text:span>.</text:p>
      <text:p text:style-name="P11"/>
      <text:p text:style-name="P11"/>
      <text:p text:style-name="P11"/>
      <text:p text:style-name="P10"/>
      <text:p text:style-name="P9"/>
      <text:p text:style-name="P9"/>
      <text:p text:style-name="P17"><text:tab/><text:tab/><text:tab/><text:tab/>Preprocesadores de código</text:p>
      <text:p text:style-name="P17"/>
      <text:p text:style-name="P13"><text:span text:style-name="T2">Parcel</text:span> incorpora una configuración básica del preprocesador de código <text:span text:style-name="T2">Babel.</text:span></text:p>
      <text:p text:style-name="P34"/>
      <text:p text:style-name="P19"/>
      <text:p text:style-name="P19"><text:span text:style-name="T18">Una práctica habitual es indicar sobre qué versiones de navegadores debe ser compatible el código que procesan los preprocesadores por medio de los module bundlers </text:span><text:span text:style-name="T19">(Parcel en nuestro caso)</text:span><text:span text:style-name="T18">. Esta funcionalidad se implementa utilizando </text:span><text:span text:style-name="T30">la lista de navegadores compatibles</text:span><text:span text:style-name="T20">. </text:span></text:p>
      <text:p text:style-name="P35"/>
      <text:p text:style-name="P25"><text:span text:style-name="T20">Los navegadores compatibles se indican al module bundler mediante el package.json mediante la variable </text:span><text:span text:style-name="T31">browserslist </text:span><text:span text:style-name="T21">o bien mediante un fichero en la raíz del proyecto llamado “</text:span><text:span text:style-name="T31">.browserslistrc</text:span><text:span text:style-name="T21">”.</text:span></text:p>
      <text:p text:style-name="P36"/>
      <text:p text:style-name="P37"><text:span text:style-name="T44">El preprocesador </text:span>Babel tendrá en cuenta la configuración de browserslist a la hora de transformar código javascript de nuestgro proyecto.</text:p>
      <text:p text:style-name="P37"/>
      <text:p text:style-name="P26"><text:span text:style-name="T21">Parcel </text:span><text:span text:style-name="T24">también </text:span><text:span text:style-name="T21">incorpora el preprocesador PostCSS </text:span><text:span text:style-name="T25">y d</text:span><text:span text:style-name="T23">ebido a una issue (problema) de compatibilidad entre vesiones de Parcel1 y postCSS8 vamos a instalar un versión especifica de autoprefixer </text:span><text:span text:style-name="T22">(nueva dependencia </text:span><text:span text:style-name="T27">indicada en </text:span><text:span text:style-name="T22">nuestro package.json </text:span><text:span text:style-name="T29">qu</text:span><text:span text:style-name="T27">e más tarde </text:span><text:span text:style-name="T29">mostraremos</text:span><text:span text:style-name="T27"> en este </text:span><text:span text:style-name="T29">mismo </text:span><text:span text:style-name="T27">documento</text:span><text:span text:style-name="T22">) </text:span><text:span text:style-name="T26">para resolver el conflicto </text:span><text:span text:style-name="T28">mediante el comando en el terminal</text:span><text:span text:style-name="T23">:</text:span></text:p>
      <text:p text:style-name="P42"/>
      <text:p text:style-name="P42"/>
      <text:p text:style-name="P42"><draw:frame text:anchor-type="paragraph" draw:z-index="7" draw:name="Forma2_5" draw:style-name="gr2" draw:text-style-name="P58" svg:width="18.283cm" svg:height="1.433cm" svg:x="-0.628cm" svg:y="0.446cm"><draw:text-box><text:p/><text:p><text:span text:style-name="T51"><text:tab/></text:span><text:span text:style-name="T51">npm install --save-dev autoprefixer@9.8.6</text:span></text:p></draw:text-box></draw:frame></text:p>
      <text:p text:style-name="P38"/>
      <text:p text:style-name="P38"><text:soft-page-break/></text:p>
      <text:p text:style-name="P38"/>
      <text:p text:style-name="P41"/>
      <text:p text:style-name="P38"/>
      <text:p text:style-name="P38"/>
      <text:p text:style-name="P40">Para la renderización de algunos iconos en la web hemos añadido una dependencia reflejada en nuestro package.json:</text:p>
      <text:p text:style-name="P38"/>
      <text:p text:style-name="P39"><draw:frame text:anchor-type="paragraph" draw:z-index="5" draw:name="Forma2_3" draw:style-name="gr2" draw:text-style-name="P58" svg:width="18.283cm" svg:height="1.433cm" svg:x="-0.628cm" svg:y="0.446cm"><draw:text-box><text:p/><text:p><text:span text:style-name="T50"><text:tab/></text:span><text:span text:style-name="T50">npm install --save-dev @fortawesome/fontawesome-free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"/>
    <style:font-face style:name="Lohit Devanagari1" svg:font-family="'Lohit Devanagari'"/>
    <style:font-face style:name="SFMono-Regular2" svg:font-family="SFMono-Regular, Consolas"/>
    <style:font-face style:name="SFMono-Regular1" svg:font-family="SFMono-Regular, Consolas, 'Liberation Mono', Menlo, Courier, monospace"/>
    <style:font-face style:name="monospace1" svg:font-family="monospace"/>
    <style:font-face style:name="monospace" svg:font-family="monospace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roid Sans Mono1" svg:font-family="'Droid Sans Mono', monospace" style:font-pitch="variable"/>
    <style:font-face style:name="Liberation Serif3" svg:font-family="'Liberation Serif'" style:font-pitch="variable"/>
    <style:font-face style:name="Liberation Serif1" svg:font-family="'Liberation Serif', 'Times New Roman'" style:font-pitch="variable"/>
    <style:font-face style:name="Lohit Devanagari3" svg:font-family="'Lohit Devanagari'" style:font-pitch="variable"/>
    <style:font-face style:name="Noto Sans CJK SC" svg:font-family="'Noto Sans CJK SC'" style:font-pitch="variable"/>
    <style:font-face style:name="SFMono-Regular" svg:font-family="SFMono-Regular, Consolas" style:font-pitch="variable"/>
    <style:font-face style:name="monospace2" svg:font-family="monospace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2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6:24:49.993052025</meta:creation-date>
    <dc:date>2021-04-13T18:53:44.566943272</dc:date>
    <meta:editing-duration>PT12H53M49S</meta:editing-duration>
    <meta:editing-cycles>81</meta:editing-cycles>
    <meta:generator>LibreOffice/6.4.6.2$Linux_X86_64 LibreOffice_project/40$Build-2</meta:generator>
    <meta:document-statistic meta:table-count="0" meta:image-count="0" meta:object-count="0" meta:page-count="5" meta:paragraph-count="41" meta:word-count="619" meta:character-count="4056" meta:non-whitespace-character-count="3459"/>
  </office:meta>
</office:document-meta>
</file>